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66486009502475186" text:style-name="L1">
        <text:list-item>
          <text:p text:style-name="P1">#_20190917_090405:tmp</text:p>
        </text:list-item>
        <text:list-item>
          <text:p text:style-name="P1">“step : A : 1”</text:p>
          <text:list>
            <text:list-item>
              <text:p text:style-name="P1">#_20190917_090843:tmp</text:p>
            </text:list-item>
          </text:list>
        </text:list-item>
        <text:list-item>
          <text:p text:style-name="P1">“step : A : 2 <text:s text:c="11"/>clipboard”</text:p>
          <text:list>
            <text:list-item>
              <text:p text:style-name="P1">#_20190917_094226:tmp</text:p>
            </text:list-item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17T09:03:16.26</meta:creation-date>
    <meta:document-statistic meta:table-count="0" meta:image-count="0" meta:object-count="0" meta:page-count="1" meta:paragraph-count="5" meta:word-count="21" meta:character-count="122"/>
    <dc:date>2019-09-17T09:43:20.72</dc:date>
    <dc:creator>iwabuchi ken</dc:creator>
    <meta:editing-duration>PT33M42S</meta:editing-duration>
    <meta:editing-cycles>1</meta:editing-cycles>
    <meta:generator>OpenOffice/4.1.3$Win32 OpenOffice.org_project/413m1$Build-9783</meta:generator>
  </office:meta>
</office:document-meta>
</file>